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7" style:family="paragraph" style:parent-style-name="Standard">
      <style:text-properties fo:background-color="#66ff99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fo:background-color="#ff9900"/>
    </style:style>
    <style:style style:name="P10" style:family="paragraph" style:parent-style-name="Standard">
      <style:text-properties fo:background-color="#ffcc00"/>
    </style:style>
    <style:style style:name="P11" style:family="paragraph" style:parent-style-name="Standard">
      <style:text-properties fo:background-color="#00ff66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#ffcccc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"C:\Users\user\Envs\my_django_environment\Scripts\python.exe" "C:\Users\user\Desktop\RoomAss\manage.py" runserver</text:p>
      <text:p text:style-name="P5">GENRAL VALIDATION ON BACKEND</text:p>
      <text:p text:style-name="P5">SECURITY, RESTRICTIONS, ERROR HANDLING</text:p>
      <text:p text:style-name="P13">disable create availability (buttons are gone, but url shenanigans might get in)</text:p>
      <text:p text:style-name="P5">ADMIN PAGE ORGANIZATION</text:p>
      <text:p text:style-name="P5">Documentation</text:p>
      <text:p text:style-name="P5">RESPONSIVENESS - Desktop</text:p>
      <text:p text:style-name="P5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AJAX would be something to learn about</text:p>
      <text:p text:style-name="P1"/>
      <text:p text:style-name="P1">handling aurora seems like it would be weird generally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9"/>
      <text:p text:style-name="P1">Room Qualities – Courtyard vs Not, Kid Friendly</text:p>
      <text:p text:style-name="P1"/>
      <text:p text:style-name="P11">Reorganize [Rooms] structure before reassigning functions</text:p>
      <text:p text:style-name="P11"><text:s text:c="2"/>try same building first?</text:p>
      <text:p text:style-name="P11"><text:s text:c="2"/>Could have geo based arrays of building preferences to try for each building?</text:p>
      <text:p text:style-name="P1"/>
      <text:p text:style-name="P11">more consistent language and display across all pages</text:p>
      <text:p text:style-name="P11">Colors and Styles</text:p>
      <text:p text:style-name="P3"/>
      <text:p text:style-name="P4">events die? </text:p>
      <text:p text:style-name="P3"><text:tab/>Run celery worker and scheduler to check</text:p>
      <text:p text:style-name="P3"/>
      <text:p text:style-name="Standard">more precise times?</text:p>
      <text:p text:style-name="Standard"/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P11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5">ROOM SWAPS</text:p>
      <text:p text:style-name="Standard"/>
      <text:p text:style-name="Standard"><text:span text:style-name="T1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span></text:p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NG I THINK AREN'T A BIG DEAL</text:p>
      <text:p text:style-name="P1"/>
      <text:p text:style-name="P6">-When editing availabilities, no date can be submitted – though nothing happens</text:p>
      <text:p text:style-name="P6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<text:soft-page-break/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9T22:14:35.92</dc:date>
    <dc:creator>Trevor Pierson</dc:creator>
    <meta:editing-duration>P18DT4H58M6S</meta:editing-duration>
    <meta:editing-cycles>248</meta:editing-cycles>
    <meta:generator>OpenOffice/4.1.13$Win32 OpenOffice.org_project/4113m1$Build-9810</meta:generator>
    <meta:document-statistic meta:table-count="0" meta:image-count="0" meta:object-count="0" meta:page-count="4" meta:paragraph-count="61" meta:word-count="433" meta:character-count="2864"/>
  </office:meta>
</office:document-meta>
</file>